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7.71pt" fo:break-before="auto" style:use-optimal-row-height="true"/>
    </style:style>
    <style:style style:name="ro3" style:family="table-row">
      <style:table-row-properties style:row-height="91.45pt" fo:break-before="auto" style:use-optimal-row-height="true"/>
    </style:style>
    <style:style style:name="ro4" style:family="table-row">
      <style:table-row-properties style:row-height="35.21pt" fo:break-before="auto" style:use-optimal-row-height="true"/>
    </style:style>
    <style:style style:name="ro5" style:family="table-row">
      <style:table-row-properties style:row-height="80.19pt" fo:break-before="auto" style:use-optimal-row-height="true"/>
    </style:style>
    <style:style style:name="ro6" style:family="table-row">
      <style:table-row-properties style:row-height="192.7pt" fo:break-before="auto" style:use-optimal-row-height="true"/>
    </style:style>
    <style:style style:name="ro7" style:family="table-row">
      <style:table-row-properties style:row-height="102.7pt" fo:break-before="auto" style:use-optimal-row-height="true"/>
    </style:style>
    <style:style style:name="ro8" style:family="table-row">
      <style:table-row-properties style:row-height="68.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number-columns-repeated="1024"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2">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text:p>
            <text:p/>
            <text:p>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text:p>
            <text:p/>
            <text:p>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3">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text:p>
            <text:p/>
            <text:p>Berikut bunyi status Facebook tersebut:</text:p>
            <text:p/>
            <text:p>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text:p>
            <text:p/>
            <text:p>SAL juga menyertakan 2 video dalam postingan mengenai kejadian kebakaran pesawat ini. Status Facebook SAL pun dilihat dan dishare oleh banyak pengguna Facebook lain.</text:p>
            <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4">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text:p>
            <text:p/>
            <text:p>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5">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text:p>
            <text:p/>
            <text:p>"Kuwait burning. Temp hit 62c. Bushes and trees burnt out," demikian tulisan di akun Facebook Sami Khan.</text:p>
            <text:p/>
            <text:p>Sami Khan hanya menampilkan screenshot video. Video sebenarnya ada di YouTube dengan judul yang sama. Video itu memperlihatkan pohon di pinggir jalan terbakar dan terdengar seseorang berbahasa Arab berbicara di video itu.</text:p>
            <text:p/>
            <text:p>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4">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text:p>
            <text:p/>
            <text:p>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5">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text:p>
            <text:p/>
            <text:p>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text:p>
            <text:p/>
            <text:p>Inilah yang mengakibatkan hati, jantung, ginjal, pembuluh darah rusak, usus berdarah, pembuluh darah melebar/dilatasi. Jadi hati-hati!! Jika habis banyak makan mi goreng, mi kering, mi soto, jangan makan cokelat pada saat yang bersamaan. Copy paste lah jika Anda merasa ini cukup penting!</text:p>
            <text:p/>
            <text:p>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6">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text:p>
            <text:p/>
            <text:p>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text:p>
            <text:p/>
            <text:p>Postingan tersebut direspons ribuan orang. Beberapa media memberitakan. Sementara di ranah maya, sebagian percaya, sebagian meragukan. Ada juga yang menertawakan. Berikut komentar netizen:</text:p>
            <text:p/>
            <text:p>Ughu Halid</text:p>
            <text:p>Selamat pagi ' sekedar meluruskan sedikit soal motor tersebut" Memang benar adanya berita tersebut ' motor itu tdk ada yg berani pindahkan atau sentuh ' dan tepatnya di poros menuju Asera konawe utara sultra' konawe utara ini memang sdh batas dari sultra dan sulteng .</text:p>
            <text:p/>
            <text:p>Karmilah Anggaraini Putri</text:p>
            <text:p>Emang beneran yah</text:p>
            <text:p/>
            <text:p>Fice Armin</text:p>
            <text:p>Itu bukan hoax...barusan sy tanya suami sy..katanya dia sering liat..dikiranya itu motor warga yg mau ke kebun...kbtulan suami sy stiap minggu otw dr morowali ke kendari.</text:p>
            <text:p/>
            <text:p>Alfonso Felides Trappatoni</text:p>
            <text:p>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2">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text:p>
            <text:p/>
            <text:p>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text:p>
            <text:p/>
            <text:p>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2">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text:p>
            <text:p/>
            <text:p>Di pesan yang beredar tersebut penerima diminta mengecek, barangkali ada keluarga atau kerabat menjadi korban dalam kecelakaan tersebut.</text:p>
            <text:p/>
            <text:p>"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4">
          <table:table-cell office:value-type="string" calcext:value-type="string">
            <text:p>Broadcast Telur Berbintik Mengandung Bakteri Penyakit</text:p>
            <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text:p>
            <text:p/>
            <text:p>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5">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text:p>
            <text:p/>
            <text:p>Surat itu beredar lewat aplikasi WhatsApp Messenger, Jumat (11/11/2016). Terlihat, kop surat bertuliskan 'Indonesia Power, Unit Pembangkitan Saguling' dengan lambang PLN di kanan atas.</text:p>
            <text:p/>
            <text:p>Surat itu bernomor 282/014/UPSGL/2016, tertanggal 10 November 2016. Surat itu ditandatangani oleh General Manager Indonesia Power Hendres Wayen P.</text:p>
            <text:p/>
            <text:p>"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7">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text:p>
            <text:p/>
            <text:p>Foto kolase tersebut beredar sejak lama. Namun hingga hari ini, masih sering disebar luas di media sosial. Isinya gambar sosok McLaren saat masih menjadi bintang iklan rokok. Dia digambarkan sebagai sosok pria macho, berdiri di samping kuda dan berpenampilan bak seorang koboi.</text:p>
            <text:p/>
            <text:p>Di sisi kanan foto itu, ada McLaren tua yang terkulai di rumah sakit. Diyakini, itu adalah foto McLaren sebelum mengembuskan nafas terakhir.</text:p>
            <text:p/>
            <text:p>Sebuah keterangan di bawah foto tadi tertulis bahwa McLaren adalah mantan bintang iklan rokok dan meninggal di usia 51 tahun karena kanker paru-paru. Pesan terakhirnya sebelum meninggal dunia justru agar masyarakat menjauhi rokok.</text:p>
            <text:p/>
            <text:p>"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8">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text:p>
            <text:p/>
            <text:p>Artikel dan foto-foto itu beredar luas di media sosial sejak beberapa pekan lalu. Digambarkan, anggota DPR di dalam foto sudah tak dipercaya oleh rakyatnya. Si anggota parlemen dianggap tak becus kerja. Akhirnya masyarakat pun geram dan melemparkannya ke bak sampah.</text:p>
            <text:p/>
            <text:p>Beberapa akun mengomentarinya dengan penuh semangat, sebagian ikut menghardik anggota DPR di Indonesia. Ada juga yang ingin melakukan hal yang sama pada anggota DPR yang terbukti tak bekerja maksimal untuk rakyat.</text:p>
            <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3">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text:p>
            <text:p/>
            <text:p>Berikut pesan berantai tersebut:</text:p>
            <text:p/>
            <text:p>Bapak Ibu:</text:p>
            <text:p>Jika ada yang punya rumah di Depok yang masih HGB, sekarang ini ada pemutihan, dari sertifikat HGB menjadi SHM, hanya dengan biaya Rp 60.000 saja.</text:p>
            <text:p>Datang ke BPN Depok, bawa copy KTP, KK, PBB asli 3 tahun terakhir dan copynya. Beli map di sana 10.000 plus bayar biayanya di loket sebesar Rp 50.000.</text:p>
            <text:p>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7">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text:p>
            <text:p/>
            <text:p>Kartu tersebut khusus untuk para ekspatriat. Bila mereka terkena masalah misalnya kehilangan paspor, tas, kebingungan di bandara atau ditipu, mereka bisa menunjukkan kartu tersebut untuk mendapatkan perlakuan prioritas.</text:p>
            <text:p/>
            <text:p>Kartu itu berwarna cokelat dan terdapat tulisan Foreigner Community Club (FCC Identity Card). Identitas yang dicantumkan adalah nama, kebangsaan, nomor paspor dan jabatan di FCC.  Ada lambang Polda Bali, PAM Obvit dan FCC.</text:p>
            <text:p/>
            <text:p>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ext:p/>
            <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22:02:27.6934363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1:52:54.609422731</meta:creation-date>
    <dc:date>2017-11-07T22:42:53.241504868</dc:date>
    <meta:editing-duration>PT54M10S</meta:editing-duration>
    <meta:editing-cycles>5</meta:editing-cycles>
    <meta:generator>LibreOffice/5.1.6.2$Linux_X86_64 LibreOffice_project/10m0$Build-2</meta:generator>
    <meta:document-statistic meta:table-count="1" meta:cell-count="62" meta:object-count="1"/>
  </office:meta>
</office:document-meta>
</file>